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nux Libertine" svg:font-family="'Linux Libertine'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7.119cm" fo:margin-left="0.884cm" fo:margin-right="0.797cm" fo:break-before="auto" fo:break-after="auto" table:align="margins"/>
    </style:style>
    <style:style style:name="Tabelle1.A" style:family="table-column">
      <style:table-column-properties style:column-width="1.191cm" style:rel-column-width="4558*"/>
    </style:style>
    <style:style style:name="Tabelle1.B" style:family="table-column">
      <style:table-column-properties style:column-width="6.436cm" style:rel-column-width="24640*"/>
    </style:style>
    <style:style style:name="Tabelle1.C" style:family="table-column">
      <style:table-column-properties style:column-width="7.057cm" style:rel-column-width="27017*"/>
    </style:style>
    <style:style style:name="Tabelle1.D" style:family="table-column">
      <style:table-column-properties style:column-width="2.434cm" style:rel-column-width="932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8cm" table:align="margins"/>
    </style:style>
    <style:style style:name="Tabelle3.A" style:family="table-column">
      <style:table-column-properties style:column-width="6.267cm" style:rel-column-width="2184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 fo:break-before="pag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as Wörterbuch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">A</text:p>
          </table:table-cell>
          <table:table-cell table:style-name="Tabelle1.A1" office:value-type="string">
            <text:p text:style-name="P3">Adjektive</text:p>
          </table:table-cell>
          <table:table-cell table:style-name="Tabelle1.A1" office:value-type="string">
            <text:p text:style-name="P3">+es<text:line-break/>+er<text:line-break/>+e</text:p>
            <text:p text:style-name="P3">+en<text:line-break/>+em<text:line-break/>el-&gt;les</text:p>
            <text:p text:style-name="P3">el-&gt;ler</text:p>
            <text:p text:style-name="P3">el-&gt;le</text:p>
            <text:p text:style-name="P3">el-&gt;len</text:p>
            <text:p text:style-name="P3">el-&gt;lem</text:p>
          </table:table-cell>
          <table:table-cell table:style-name="Tabelle1.D1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G</text:p>
          </table:table-cell>
          <table:table-cell table:style-name="Tabelle1.A2" office:value-type="string">
            <text:p text:style-name="P3">Nur Genitiv mit +s</text:p>
          </table:table-cell>
          <table:table-cell table:style-name="Tabelle1.A2" office:value-type="string">
            <text:p text:style-name="P3">+s<text:line-break/>Ausnahmen: ß s x z</text:p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g</text:p>
          </table:table-cell>
          <table:table-cell table:style-name="Tabelle1.A2" office:value-type="string">
            <text:p text:style-name="P3">Nur Genitiv mit +es</text:p>
          </table:table-cell>
          <table:table-cell table:style-name="Tabelle1.A2" office:value-type="string">
            <text:p text:style-name="P3">+es</text:p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N</text:p>
          </table:table-cell>
          <table:table-cell table:style-name="Tabelle1.A2" office:value-type="string">
            <text:p text:style-name="P3">Nur Dativ mit +n</text:p>
          </table:table-cell>
          <table:table-cell table:style-name="Tabelle1.A2" office:value-type="string">
            <text:p text:style-name="P3">+n</text:p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S</text:p>
          </table:table-cell>
          <table:table-cell table:style-name="Tabelle1.A2" office:value-type="string">
            <text:p text:style-name="P3">Plural mit +e<text:line-break/>Plural Dativ +en</text:p>
          </table:table-cell>
          <table:table-cell table:style-name="Tabelle1.A2" office:value-type="string">
            <text:p text:style-name="P3">+e<text:line-break/>+en</text:p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V</text:p>
          </table:table-cell>
          <table:table-cell table:style-name="Tabelle1.A2" office:value-type="string">
            <text:p text:style-name="P3">Verb</text:p>
          </table:table-cell>
          <table:table-cell table:style-name="Tabelle1.A2" office:value-type="string">
            <text:p text:style-name="P3">en-&gt;e</text:p>
            <text:p text:style-name="P3">en-&gt;st</text:p>
            <text:p text:style-name="P3">en-&gt;t</text:p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M</text:p>
          </table:table-cell>
          <table:table-cell table:style-name="Tabelle1.A2" office:value-type="string">
            <text:p text:style-name="P3">Plural mit a</text:p>
          </table:table-cell>
          <table:table-cell table:style-name="Tabelle1.A2" office:value-type="string">
            <text:p text:style-name="P3">um-&gt;a</text:p>
          </table:table-cell>
          <table:table-cell table:style-name="Tabelle1.D2" office:value-type="string">
            <text:p text:style-name="P3">Minimum</text:p>
          </table:table-cell>
        </table:table-row>
        <table:table-row>
          <table:table-cell table:style-name="Tabelle1.A2" office:value-type="string">
            <text:p text:style-name="P3">R</text:p>
          </table:table-cell>
          <table:table-cell table:style-name="Tabelle1.A2" office:value-type="string">
            <text:p text:style-name="P3">Plural mit er</text:p>
          </table:table-cell>
          <table:table-cell table:style-name="Tabelle1.A2" office:value-type="string">
            <text:p text:style-name="P3">+er</text:p>
          </table:table-cell>
          <table:table-cell table:style-name="Tabelle1.D2" office:value-type="string">
            <text:p text:style-name="P3">Bild</text:p>
          </table:table-cell>
        </table:table-row>
        <table:table-row>
          <table:table-cell table:style-name="Tabelle1.A2" office:value-type="string">
            <text:p text:style-name="P3">P</text:p>
          </table:table-cell>
          <table:table-cell table:style-name="Tabelle1.A2" office:value-type="string">
            <text:p text:style-name="P3">Personennamen und die entsprechenden Adjektive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K</text:p>
          </table:table-cell>
          <table:table-cell table:style-name="Tabelle1.A2" office:value-type="string">
            <text:p text:style-name="P3">Der erste Großbuchstabe wird kleingeschrieben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C</text:p>
          </table:table-cell>
          <table:table-cell table:style-name="Tabelle1.A2" office:value-type="string">
            <text:p text:style-name="P3">Anhängsel aus der Chemie für die Elementen</text:p>
          </table:table-cell>
          <table:table-cell table:style-name="Tabelle1.A2" office:value-type="string">
            <text:p text:style-name="P3">-atom, -kern, -isotop, -verbindung, -legierung, -spektrum, -linie, -zerfall, -gehalt, -konzentration</text:p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F</text:p>
          </table:table-cell>
          <table:table-cell table:style-name="Tabelle1.A2" office:value-type="string">
            <text:p text:style-name="P3">Vor allem feminine Substantive auf -ung</text:p>
          </table:table-cell>
          <table:table-cell table:style-name="Tabelle1.A2" office:value-type="string">
            <text:p text:style-name="P3">+en<text:line-break/>e-&gt;en</text:p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Y, y</text:p>
          </table:table-cell>
          <table:table-cell table:style-name="Tabelle1.A2" office:value-type="string">
            <text:p text:style-name="P3">Anhängsel für Einheiten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Rs</text:p>
          </table:table-cell>
          <table:table-cell table:style-name="Tabelle1.A2" office:value-type="string">
            <text:p text:style-name="P3">Städte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</table:table>
      <text:p text:style-name="Text_20_body"/>
      <text:p text:style-name="P2">H<text:tab/>Häufig benutzte Wörter mit Flexionsbesonderheiten</text:p>
      <text:p text:style-name="Text_20_body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3">-fall: <text:tab/><text:line-break/><text:tab/>all-&gt;älle<text:line-break/><text:tab/>+s<text:line-break/><text:tab/>+esl<text:line-break/>-volumen<text:line-break/><text:tab/>umen-&gt;ina<text:line-break/><text:tab/>+s<text:line-break/>-kasten<text:line-break/><text:tab/>asten-&gt;ästen<text:line-break/><text:tab/>+s<text:line-break/>-bogen<text:line-break/><text:tab/>bogen-&gt;bögen<text:line-break/><text:tab/>+s<text:line-break/>-ofen<text:line-break/><text:tab/>ofen-&gt;öfen<text:line-break/><text:tab/>+s<text:line-break/>-boden<text:line-break/><text:tab/>oden-&gt;öden<text:line-break/><text:tab/>+s<text:line-break/>-faden</text:p>
            <text:p text:style-name="P3"><text:tab/>aden-&gt;äden</text:p>
            <text:p text:style-name="P3"><text:tab/>+s<text:line-break/>-stoß</text:p>
            <text:p text:style-name="P3"><text:tab/>oß-&gt;öße</text:p>
            <text:p text:style-name="P3"><text:tab/> oß-&gt;ößen</text:p>
            <text:p text:style-name="P3"><text:tab/>+es<text:line-break/>-basis<text:line-break/><text:tab/>is-&gt;en</text:p>
            <text:p text:style-name="P3">-rand</text:p>
            <text:p text:style-name="P3"><text:tab/>and-&gt;änder</text:p>
            <text:p text:style-name="P3"><text:tab/>+s</text:p>
            <text:p text:style-name="P3"><text:tab/>+es</text:p>
          </table:table-cell>
          <table:table-cell table:style-name="Tabelle3.A1" office:value-type="string">
            <text:p text:style-name="P1">-satz</text:p>
            <text:p text:style-name="P3"><text:tab/>+es</text:p>
            <text:p text:style-name="P3"><text:tab/>satz-&gt;sätze</text:p>
            <text:p text:style-name="P3"><text:tab/>satz-&gt;sätzen<text:line-break/>-kraft</text:p>
            <text:p text:style-name="P3"><text:tab/>kraft-&gt;kräfte</text:p>
            <text:p text:style-name="P3"><text:tab/>kraft-&gt;kräften<text:line-break/>-material</text:p>
            <text:p text:style-name="P3"><text:tab/>+s</text:p>
            <text:p text:style-name="P3"><text:tab/>+ien<text:line-break/>-prinzip</text:p>
            <text:p text:style-name="P3"><text:tab/>+s</text:p>
            <text:p text:style-name="P3"><text:tab/>+ien</text:p>
            <text:p text:style-name="P3">-prisma</text:p>
            <text:p text:style-name="P3"><text:tab/>+s</text:p>
            <text:p text:style-name="P3"><text:tab/>a-&gt;en</text:p>
            <text:p text:style-name="P3">-skala</text:p>
            <text:p text:style-name="P3"><text:tab/>a-&gt;en</text:p>
            <text:p text:style-name="P3">-stab<text:line-break/><text:tab/>stab-&gt;stäbe<text:line-break/><text:tab/>stab-&gt;stäben<text:line-break/><text:tab/>+s</text:p>
            <text:p text:style-name="P3"><text:tab/>+es</text:p>
            <text:p text:style-name="P3">-gang</text:p>
            <text:p text:style-name="P3"><text:tab/>gang-&gt;gänge</text:p>
            <text:p text:style-name="P3"><text:tab/>gang-&gt;gängen<text:line-break/><text:tab/>+s<text:line-break/><text:tab/>+es<text:line-break/>-lauf</text:p>
            <text:p text:style-name="P3"><text:tab/>auf-&gt;äufe<text:line-break/><text:tab/>auf-&gt;äufen<text:line-break/>-nis</text:p>
            <text:p text:style-name="P3"><text:tab/>+se</text:p>
            <text:p text:style-name="P3"><text:tab/>+sen</text:p>
            <text:p text:style-name="P3"><text:tab/>+ses</text:p>
          </table:table-cell>
          <table:table-cell table:style-name="Tabelle3.C1" office:value-type="string">
            <text:p text:style-name="P1">-stand<text:line-break/><text:tab/>stand-&gt;stände<text:line-break/><text:tab/>+es<text:line-break/><text:tab/>+s<text:line-break/>-matrix</text:p>
            <text:p text:style-name="P3"><text:tab/>x-&gt;zen<text:line-break/>-raum</text:p>
            <text:p text:style-name="P3"><text:tab/>aum-&gt;äume</text:p>
            <text:p text:style-name="P3"><text:tab/>aum-&gt;äumen</text:p>
            <text:p text:style-name="P3"><text:tab/>aum-&gt;aums</text:p>
            <text:p text:style-name="P3"><text:tab/>aum-&gt;aumes</text:p>
            <text:p text:style-name="P3">-kriterium</text:p>
            <text:p text:style-name="P3"><text:tab/>+s</text:p>
            <text:p text:style-name="P3"><text:tab/>um-&gt;en</text:p>
            <text:p text:style-name="P3">-spektrum<text:line-break/><text:tab/>+s</text:p>
            <text:p text:style-name="P3"><text:tab/>um-&gt;en<text:line-break/>-ruck</text:p>
            <text:p text:style-name="P3"><text:tab/>uck-&gt;ücke</text:p>
            <text:p text:style-name="P3"><text:tab/>+s</text:p>
            <text:p text:style-name="P3"><text:tab/>+es</text:p>
            <text:p text:style-name="P3">-strom</text:p>
            <text:p text:style-name="P3"><text:tab/>om-&gt;öme</text:p>
            <text:p text:style-name="P3"><text:tab/>+s</text:p>
            <text:p text:style-name="P3"><text:tab/>+es</text:p>
            <text:p text:style-name="P3">-ismus<text:line-break/><text:tab/>us-&gt;en</text:p>
            <text:p text:style-name="P3">-algebra</text:p>
            <text:p text:style-name="P3"><text:tab/>a-&gt;en</text:p>
            <text:p text:style-name="P3">-index</text:p>
            <text:p text:style-name="P3"><text:tab/>ex-&gt;izes</text:p>
            <text:p text:style-name="P3"><text:tab/>ex-&gt;ices</text:p>
            <text:p text:style-name="P3">-wand</text:p>
            <text:p text:style-name="P3"><text:tab/>and-&gt;ände</text:p>
            <text:p text:style-name="P3"><text:tab/>and-&gt;änden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nux Libertine" svg:font-family="'Linux Libertine'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nux Libertine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nux Libertine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nux Libertine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1.101cm" fo:margin-right="1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editing-cycles>3</meta:editing-cycles>
    <meta:editing-duration>PT00H00M20S</meta:editing-duration>
    <dc:date>2009-08-21T22:55:03</dc:date>
    <dc:creator>Vladyslav Shtabovenko</dc:creator>
    <meta:document-statistic meta:table-count="2" meta:image-count="0" meta:object-count="0" meta:page-count="2" meta:paragraph-count="110" meta:word-count="217" meta:character-count="1383"/>
    <meta:user-defined meta:name="Info 1"/>
    <meta:user-defined meta:name="Info 2"/>
    <meta:user-defined meta:name="Info 3"/>
    <meta:user-defined meta:name="Info 4"/>
  </office:meta>
</office:document-meta>
</file>